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P3" style:family="paragraph" style:parent-style-name="Text_20_body" style:list-style-name="L1">
      <style:paragraph-properties fo:margin-left="0cm" fo:margin-right="0cm" fo:margin-top="0cm" fo:margin-bottom="0.141cm" style:contextual-spacing="false" fo:text-indent="0cm" style:auto-text-indent="false" fo:padding="0.049cm" fo:border="0.06pt solid #000000"/>
      <style:text-properties fo:font-size="6.5pt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P5" style:family="paragraph" style:parent-style-name="Text_20_body" style:list-style-name="L2">
      <style:paragraph-properties fo:margin-left="0cm" fo:margin-right="0cm" fo:margin-top="0cm" fo:margin-bottom="0.141cm" style:contextual-spacing="false" fo:text-indent="0cm" style:auto-text-indent="false" fo:padding="0.049cm" fo:border="0.06pt solid #000000"/>
      <style:text-properties fo:font-size="6.5pt"/>
    </style:style>
    <style:style style:name="P6" style:family="paragraph" style:parent-style-name="Text_20_body" style:list-style-name="L3">
      <style:paragraph-properties fo:margin-left="0cm" fo:margin-right="0cm" fo:margin-top="0cm" fo:margin-bottom="0.141cm" style:contextual-spacing="false" fo:text-indent="0cm" style:auto-text-indent="false" fo:padding="0.049cm" fo:border="0.06pt solid #000000"/>
      <style:text-properties fo:font-size="6.5pt"/>
    </style:style>
    <style:style style:name="P7" style:family="paragraph" style:parent-style-name="Text_20_body" style:list-style-name="L4">
      <style:paragraph-properties fo:margin-left="0cm" fo:margin-right="0cm" fo:margin-top="0cm" fo:margin-bottom="0.141cm" style:contextual-spacing="false" fo:text-indent="0cm" style:auto-text-indent="false" fo:padding="0.049cm" fo:border="0.06pt solid #000000"/>
      <style:text-properties fo:font-size="6.5pt"/>
    </style:style>
    <style:style style:name="T1" style:family="text">
      <style:text-properties fo:font-size="6.5pt" fo:font-weight="bold" loext:padding="0.049cm" loext:border="0.06pt solid #000000"/>
    </style:style>
    <style:style style:name="T2" style:family="text">
      <style:text-properties loext:padding-left="0.071cm" loext:padding-right="0cm" loext:padding-top="0.049cm" loext:padding-bottom="0.049cm" loext:border-left="0.06pt solid #000000" loext:border-right="none" loext:border-top="0.06pt solid #000000" loext:border-bottom="0.06pt solid #000000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217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obertura Forte</text:span></text:span></text:p>
      <text:list xml:id="list1491767299" text:style-name="L1">
        <text:list-item>
          <text:p text:style-name="P2">Guardrails (apps/web/src/pages/app/agents/index.tsx:169): lista políticas <text:span text:style-name="T2">simulateFirst</text:span>, <text:span text:style-name="T2">requires_confirmation</text:span>, timeouts e masking, alinhando 100% ao card.</text:p>
        </text:list-item>
        <text:list-item>
          <text:p text:style-name="P3">Humano no Loop (apps/web/src/pages/app/agents/index.tsx:146,175,418): fluxo sempre exige simulação prévia e confirmação humana explícita.</text:p>
        </text:list-item>
        <text:list-item>
          <text:p text:style-name="P2">Tool Calling &amp; Agentes que Usam Ferramentas (apps/web/src/pages/app/agents/index.tsx:154-212,254-266): descreve tools <text:span text:style-name="T2">contract.parse</text:span>, <text:span text:style-name="T2">rag.searchLaw</text:span>, <text:span text:style-name="T2">doc.generateOpinion</text:span>, escopos e quando aplicá-los.</text:p>
        </text:list-item>
        <text:list-item>
          <text:p text:style-name="P3">RAG (apps/web/src/pages/app/agents/index.tsx:86-90,138-160,244-251): explica coleções jurídicas, queries e respostas típicas.</text:p>
        </text:list-item>
        <text:list-item>
          <text:p text:style-name="P3">Orquestração de Ações (apps/web/src/pages/app/agents/index.tsx:142-167): detalha passos sequenciais (selecionar agente → simular → confirmar → monitorar) e “fluxos rápidos”.</text:p>
        </text:list-item>
        <text:list-item>
          <text:p text:style-name="P3">Framework de Agentes (apps/web/src/pages/app/agents/index.tsx:56-59,425-427): referencia o Agent Builder, KPIs e governança como parte da plataforma.</text:p>
        </text:list-item>
      </text:list>
      <text:p text:style-name="P1"><text:span text:style-name="Strong_20_Emphasis"><text:span text:style-name="T1">Cobertura Parcial</text:span></text:span></text:p>
      <text:list xml:id="list3295405807" text:style-name="L2">
        <text:list-item>
          <text:p text:style-name="P5">IA Agêntica (apps/web/src/pages/app/agents/index.tsx:28-36,83-90): define papéis e especialidades, mas não relaciona ciclos plan→act→learn ou autonomia contínua.</text:p>
        </text:list-item>
        <text:list-item>
          <text:p text:style-name="P4">LLMs (apps/web/src/pages/app/agents/index.tsx:254-266): infere uso de modelos via <text:span text:style-name="T2">doc.generateOpinion</text:span>, porém falta citar modelo, prompt base ou parâmetros.</text:p>
        </text:list-item>
        <text:list-item>
          <text:p text:style-name="P5">Agentes Autônomos (apps/web/src/pages/app/agents/index.tsx:154-165): agent executa toolchains, mas sempre condicionado à confirmação humana, reduzindo autonomia.</text:p>
        </text:list-item>
        <text:list-item>
          <text:p text:style-name="P5">Raciocínio &amp; Planejamento (apps/web/src/pages/app/agents/index.tsx:142-167,413-419): mostra roteiros e checklists, sem evidenciar reasoning step-by-step, tracking ou heurísticas.</text:p>
        </text:list-item>
        <text:list-item>
          <text:p text:style-name="P5">Decisão Autônoma (apps/web/src/pages/app/agents/index.tsx:146-177): decisões críticas dependem do usuário; card fica só implicitamente coberto via simulações e guardrails leves.</text:p>
        </text:list-item>
      </text:list>
      <text:p text:style-name="P1"><text:span text:style-name="Strong_20_Emphasis"><text:span text:style-name="T1">Não Evidenciado</text:span></text:span></text:p>
      <text:list xml:id="list1200897559" text:style-name="L3">
        <text:list-item>
          <text:p text:style-name="P6">Sistemas Multiagente: página lista agentes no catálogo (apps/web/src/pages/app/agents/index.tsx:24-40) mas não mostra cooperação/coordenação entre eles.</text:p>
        </text:list-item>
        <text:list-item>
          <text:p text:style-name="P6">MCP (Model Context Protocol): nenhuma menção a actions HTTP padronizadas ou schemas MCP.</text:p>
        </text:list-item>
        <text:list-item>
          <text:p text:style-name="P6">Protocolo A2A: não há troca de mensagens entre agentes nem exemplos de delegação automática.</text:p>
        </text:list-item>
        <text:list-item>
          <text:p text:style-name="P6">Memória de Agentes: guia não cita armazenamento incremental de contexto, histórico ou memória personalizada para o J_360.</text:p>
        </text:list-item>
      </text:list>
      <text:p text:style-name="P1"><text:span text:style-name="Strong_20_Emphasis"><text:span text:style-name="T1">Melhorias Sugeridas</text:span></text:span></text:p>
      <text:list xml:id="list2164682884" text:style-name="L4">
        <text:list-item>
          <text:p text:style-name="P7">Documentar a pilha técnica (modelo LLM, provedor, parâmetros) e onde o MCP ou outro protocolo de contexto entra na integração para cobrir os cards de LLMs e MCP.</text:p>
        </text:list-item>
        <text:list-item>
          <text:p text:style-name="P7">Acrescentar seção sobre memória e coordenação (ex.: onde ficam os históricos do J_360, como compartilhar com outros agentes) para alinhar com Memória e Sistemas Multiagente.</text:p>
        </text:list-item>
        <text:list-item>
          <text:p text:style-name="P7">Expandir o tópico de Raciocínio/Planejamento com exemplos de planos gerados automaticamente, decisões delegáveis e critérios de escalonamento humano, reduzindo lacunas em Decisão Autônoma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3T08:05:14.077000000</meta:creation-date>
    <dc:date>2025-10-23T08:05:37.711000000</dc:date>
    <meta:editing-duration>PT23S</meta:editing-duration>
    <meta:editing-cycles>1</meta:editing-cycles>
    <meta:document-statistic meta:table-count="0" meta:image-count="0" meta:object-count="0" meta:page-count="1" meta:paragraph-count="22" meta:word-count="323" meta:character-count="2831" meta:non-whitespace-character-count="2548"/>
    <meta:generator>LibreOffice/7.3.2.2$Windows_X86_64 LibreOffice_project/49f2b1bff42cfccbd8f788c8dc32c1c309559be0</meta:generator>
  </office:meta>
</office:document-meta>
</file>